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13]-[.F13]" office:value-type="float" office:value="1100" calcext:value-type="float">
            <text:p>1.10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3])" office:value-type="float" office:value="1100" calcext:value-type="float">
            <text:p>1.10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2.051468982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2.0538207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1:02.406462343</dc:date>
    <meta:print-date>2025-05-08T10:23:24.397000000</meta:print-date>
    <dc:language>pt-PT</dc:language>
    <meta:editing-cycles>679</meta:editing-cycles>
    <meta:editing-duration>PT21H4M36S</meta:editing-duration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